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922in"/>
    </style:style>
    <style:style style:name="co4" style:family="table-column">
      <style:table-column-properties fo:break-before="auto" style:column-width="1.5571in"/>
    </style:style>
    <style:style style:name="co5" style:family="table-column">
      <style:table-column-properties fo:break-before="auto" style:column-width="2.448in"/>
    </style:style>
    <style:style style:name="co6" style:family="table-column">
      <style:table-column-properties fo:break-before="auto" style:column-width="2.3071in"/>
    </style:style>
    <style:style style:name="co7" style:family="table-column">
      <style:table-column-properties fo:break-before="auto" style:column-width="0.92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618in"/>
    </style:style>
    <style:style style:name="co10" style:family="table-column">
      <style:table-column-properties fo:break-before="auto" style:column-width="2.3937in"/>
    </style:style>
    <style:style style:name="co11" style:family="table-column">
      <style:table-column-properties fo:break-before="auto" style:column-width="1.6953in"/>
    </style:style>
    <style:style style:name="co12" style:family="table-column">
      <style:table-column-properties fo:break-before="auto" style:column-width="2.1583in"/>
    </style:style>
    <style:style style:name="co13" style:family="table-column">
      <style:table-column-properties fo:break-before="auto" style:column-width="2.0311in"/>
    </style:style>
    <style:style style:name="co14" style:family="table-column">
      <style:table-column-properties fo:break-before="auto" style:column-width="0.8957in"/>
    </style:style>
    <style:style style:name="co15" style:family="table-column">
      <style:table-column-properties fo:break-before="auto" style:column-width="0.8945in"/>
    </style:style>
    <style:style style:name="co16" style:family="table-column">
      <style:table-column-properties fo:break-before="auto" style:column-width="1.2681in"/>
    </style:style>
    <style:style style:name="co17" style:family="table-column">
      <style:table-column-properties fo:break-before="auto" style:column-width="1.6654in"/>
    </style:style>
    <style:style style:name="co18" style:family="table-column">
      <style:table-column-properties fo:break-before="auto" style:column-width="2.0835in"/>
    </style:style>
    <style:style style:name="co19" style:family="table-column">
      <style:table-column-properties fo:break-before="auto" style:column-width="1.4291in"/>
    </style:style>
    <style:style style:name="co20" style:family="table-column">
      <style:table-column-properties fo:break-before="auto" style:column-width="1.2047in"/>
    </style:style>
    <style:style style:name="co21" style:family="table-column">
      <style:table-column-properties fo:break-before="auto" style:column-width="6.5874in"/>
    </style:style>
    <style:style style:name="co22" style:family="table-column">
      <style:table-column-properties fo:break-before="auto" style:column-width="0.7827in"/>
    </style:style>
    <style:style style:name="co23" style:family="table-column">
      <style:table-column-properties fo:break-before="auto" style:column-width="1.6075in"/>
    </style:style>
    <style:style style:name="co24" style:family="table-column">
      <style:table-column-properties fo:break-before="auto" style:column-width="1.4791in"/>
    </style:style>
    <style:style style:name="co25" style:family="table-column">
      <style:table-column-properties fo:break-before="auto" style:column-width="1.5472in"/>
    </style:style>
    <style:style style:name="co26" style:family="table-column">
      <style:table-column-properties fo:break-before="auto" style:column-width="1.3646in"/>
    </style:style>
    <style:style style:name="co27" style:family="table-column">
      <style:table-column-properties fo:break-before="auto" style:column-width="1.2453in"/>
    </style:style>
    <style:style style:name="co28" style:family="table-column">
      <style:table-column-properties fo:break-before="auto" style:column-width="1.1717in"/>
    </style:style>
    <style:style style:name="co29" style:family="table-column">
      <style:table-column-properties fo:break-before="auto" style:column-width="0.5717in"/>
    </style:style>
    <style:style style:name="co30" style:family="table-column">
      <style:table-column-properties fo:break-before="auto" style:column-width="3.6591in"/>
    </style:style>
    <style:style style:name="co31" style:family="table-column">
      <style:table-column-properties fo:break-before="auto" style:column-width="6.2965in"/>
    </style:style>
    <style:style style:name="co32" style:family="table-column">
      <style:table-column-properties fo:break-before="auto" style:column-width="0.8917in"/>
    </style:style>
    <style:style style:name="co3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9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="Arial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DejaVu Sans" style:font-name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DejaVu Sans" style:font-name="Arial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4" table:default-cell-style-name="ce17"/>
        <table:table-column table:style-name="co5" table:default-cell-style-name="ce14"/>
        <table:table-column table:style-name="co6" table:default-cell-style-name="ce14"/>
        <table:table-column table:style-name="co7" table:number-columns-repeated="58" table:default-cell-style-name="Default"/>
        <table:table-row table:style-name="ro1">
          <table:table-cell table:style-name="ce2" office:value-type="string" calcext:value-type="string">
            <text:p>meta_package_index</text:p>
          </table:table-cell>
          <table:table-cell table:style-name="ce4" office:value-type="string" calcext:value-type="string">
            <text:p>meta_package_valid</text:p>
          </table:table-cell>
          <table:table-cell table:style-name="ce2" office:value-type="string" calcext:value-type="string">
            <text:p>meta_package_data_size</text:p>
          </table:table-cell>
          <table:table-cell table:style-name="ce4" office:value-type="string" calcext:value-type="string">
            <text:p>meta_package_tree</text:p>
          </table:table-cell>
          <table:table-cell table:style-name="ce2" office:value-type="string" calcext:value-type="string">
            <text:p>meta_package_description</text:p>
          </table:table-cell>
          <table:table-cell table:style-name="ce2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/>
          <table:table-cell office:value-type="string" calcext:value-type="string">
            <text:p>EZStacking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numpy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panda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o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gc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itertoo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joblib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matplotlib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warning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re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ma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scipy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scikit-learn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5"/>
          <table:table-cell office:value-type="string" calcext:value-type="string">
            <text:p>seaborn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/>
          <table:table-cell office:value-type="string" calcext:value-type="string">
            <text:p>Yellow-brick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G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large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small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large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 table:style-name="ce16"/>
          <table:table-cell office:value-type="string" calcext:value-type="string">
            <text:p>Stacking y/n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19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6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41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3"/>
          <table:named-range table:name="_xlnm._FilterDatabase_0" table:base-cell-address="$meta_package.$A$1" table:cell-range-address="$meta_package.$A$1:.$F$32"/>
        </table:named-expressions>
      </table:table>
      <table:table table:name="package_source" table:style-name="ta2">
        <office:forms form:automatic-focus="false" form:apply-design-mode="false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source_name</text:p>
          </table:table-cell>
          <table:table-cell table:style-name="ce2" office:value-type="string" calcext:value-type="string">
            <text:p>package_source_type</text:p>
          </table:table-cell>
          <table:table-cell table:style-name="ce2" office:value-type="string" calcext:value-type="string">
            <text:p>package_source_short_name</text:p>
          </table:table-cell>
          <table:table-cell table:style-name="ce2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func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2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number-columns-repeated="2"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  <table:named-expressions>
          <table:named-range table:name="_xlnm._FilterDatabase" table:base-cell-address="$meta_package.$A$1" table:cell-range-address="$package_source.$A$1:.$F$51"/>
          <table:named-range table:name="_xlnm._FilterDatabase_0" table:base-cell-address="$meta_package.$A$1" table:cell-range-address="$package_source.$A$1:.$F$50"/>
        </table:named-expressions>
      </table:table>
      <table:table table:name="package" table:style-name="ta3">
        <office:forms form:automatic-focus="false" form:apply-design-mode="false"/>
        <table:table-column table:style-name="co9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packag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name</text:p>
          </table:table-cell>
          <table:table-cell table:style-name="ce2" office:value-type="string" calcext:value-type="string">
            <text:p>package_problem</text:p>
          </table:table-cell>
          <table:table-cell table:style-name="ce2" office:value-type="string" calcext:value-type="string">
            <text:p>package_type</text:p>
          </table:table-cell>
          <table:table-cell table:style-name="ce2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DecisionTreeClassifier(criterion='gini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entropy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gini'</text:span>, n_estimators=50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entropy'</text:span>, n_estimators=50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Classifier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hinge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log_loss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modified_huber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3">LogisticRegression(solver='saga', penalty='elasticnet'</text:span>, l1_ratio=0.1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LogisticRegressionCV(cv=5, solver='saga', penalty='l2'</text:span>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10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10 * layer_size, 10 * layer_size,),</text:span> max_iter=1000, early_stopping=True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20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20 * layer_size, 20 * layer_size,),</text:span> max_iter=1000, early_stopping=True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Classifier(weights='uniform'</text:span>, n_neighbors=len(y.unique())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2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linear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poly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rbf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sigmoid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Classifier(max_depth=5, n_estimators=1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friedman_mse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absolute_error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poisson'</text:span>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squared_error'</text:span>, n_estimators=50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absolute_error'</text:span>, n_estimators=50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poisson'</text:span>, n_estimators=50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Regressor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squared_loss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huber', penalty='elasticnet'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(alpha=0.01, l1_ratio=0.1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inearRegression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CV(cv=5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1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10 * layer_size, 10 * layer_size,),</text:span> max_iter=1000, early_stopping=True)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20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20 * layer_size, 20 * layer_size,),</text:span> max_iter=1000, early_stopping=True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4">KNeighborsRegressor(weights='</text:span>uniform'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linear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poly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rbf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Regressor(max_depth=5, n_estimators=20, verbosity=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PolynomialNetworkRegressor(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FactorizationMachineRegressor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0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9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0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20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20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20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48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27"/>
          <table:named-range table:name="_xlnm._FilterDatabase_0" table:base-cell-address="$meta_package.$A$1" table:cell-range-address="$package.$A$1:.$G$126"/>
          <table:named-range table:name="_xlnm._FilterDatabase_0_0" table:base-cell-address="$meta_package.$A$1" table:cell-range-address="$package.$A$1:.$G$124"/>
          <table:named-range table:name="_xlnm._FilterDatabase_0_0_0" table:base-cell-address="$meta_package.$A$1" table:cell-range-address="$package.$A$1:.$F$124"/>
          <table:named-range table:name="_xlnm._FilterDatabase_0_0_0_0" table:base-cell-address="$meta_package.$A$1" table:cell-range-address="$package.$A$1:.$F$118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6" table:default-cell-style-name="ce17"/>
        <table:table-column table:style-name="co27" table:default-cell-style-name="ce17"/>
        <table:table-column table:style-name="co2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number-columns-repeated="59" table:default-cell-style-name="Default"/>
        <table:table-column table:style-name="co33" table:number-columns-repeated="954" table:default-cell-style-name="ce2"/>
        <table:table-row table:style-name="ro1">
          <table:table-cell table:style-name="ce2" office:value-type="string" calcext:value-type="string">
            <text:p>sort_key</text:p>
          </table:table-cell>
          <table:table-cell table:style-name="ce4" office:value-type="string" calcext:value-type="string">
            <text:p>meta_package_index</text:p>
          </table:table-cell>
          <table:table-cell table:style-name="ce4" office:value-type="string" calcext:value-type="string">
            <text:p>document_problem</text:p>
          </table:table-cell>
          <table:table-cell table:style-name="ce4" office:value-type="string" calcext:value-type="string">
            <text:p>document_stacking</text:p>
          </table:table-cell>
          <table:table-cell table:style-name="ce4" office:value-type="string" calcext:value-type="string">
            <text:p>document_keras</text:p>
          </table:table-cell>
          <table:table-cell table:style-name="ce4" office:value-type="string" calcext:value-type="string">
            <text:p>document_xgb</text:p>
          </table:table-cell>
          <table:table-cell table:style-name="ce4" office:value-type="string" calcext:value-type="string">
            <text:p>document_pipeline</text:p>
          </table:table-cell>
          <table:table-cell table:style-name="ce4" office:value-type="string" calcext:value-type="string">
            <text:p>document_yb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code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table:style-name="ce4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None</text:p>
          </table:table-cell>
          <table:table-cell office:value-type="string" calcext:value-type="string">
            <text:p>"stacking = '" + str(stacking) + "'"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Threshold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ataset copy</text:p>
          </table:table-cell>
          <table:table-cell table:style-name="ce4" office:value-type="string" calcext:value-type="string">
            <text:p>"df_copy = df.copy()"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NP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4" office:value-type="string" calcext:value-type="string">
            <text:p>Imputation</text:p>
          </table:table-cell>
          <table:table-cell table:style-name="ce4" office:value-type="string" calcext:value-type="string">
            <text:p>"df = imputation(df)"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Ranking 2D according to Pearson</text:p>
          </table:table-cell>
          <table:table-cell table:style-name="ce4" office:value-type="string" calcext:value-type="string">
            <text:p>"rank2d(df, algorithm='pearson');"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Ranking 2D based on covariance</text:p>
          </table:table-cell>
          <table:table-cell table:style-name="ce4" office:value-type="string" calcext:value-type="string">
            <text:p>"rank2d(df, algorithm='covariance');"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Ranking 2D according to Spearman</text:p>
          </table:table-cell>
          <table:table-cell table:style-name="ce4" office:value-type="string" calcext:value-type="string">
            <text:p>"rank2d(df, algorithm='spearman');"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Ranking 2D according to Kendalltau</text:p>
          </table:table-cell>
          <table:table-cell table:style-name="ce4" office:value-type="string" calcext:value-type="string">
            <text:p>"rank2d(df, algorithm='kendalltau');"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table:style-name="ce4" office:value-type="string" calcext:value-type="string">
            <text:p>"corr = df.corr() \ncorr.style.background_gradient(cmap='coolwarm')"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table:style-name="ce4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 calcext:value-type="float">
            <text:p>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table:style-name="ce4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 calcext:value-type="float">
            <text:p>6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#</text:p>
          </table:table-cell>
          <table:table-cell table:style-name="ce4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df = df_copy"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 calcext:value-type="float">
            <text:p>6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Dimensions</text:p>
          </table:table-cell>
          <table:table-cell table:style-name="ce4" office:value-type="string" calcext:value-type="string">
            <text:p>"nb_features = len(X.columns.tolist())"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 calcext:value-type="float">
            <text:p>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b_targets = len(y.unique())"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 calcext:value-type="float">
            <text:p>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span text:style-name="T1">"nb_targets = </text:span>1"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span text:style-name="T1">"layer_size = nb_features + nb_targets</text:span> + 2"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 calcext:value-type="float">
            <text:p>7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Splitting data in train and test sets </text:p>
          </table:table-cell>
          <table:table-cell table:style-name="ce4" office:value-type="string" calcext:value-type="string">
            <text:p>"X_train, X_test, y_train, y_test = split(X, y, test_size=0.33)"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 calcext:value-type="float">
            <text:p>74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 calcext:value-type="float">
            <text:p>7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4" office:value-type="string" calcext:value-type="string">
            <text:p>"cat_selector = make_column_selector(dtype_include=object)"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 calcext:value-type="float">
            <text:p>7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um_selector = make_column_selector(dtype_include=np.number)"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 calcext:value-type="float">
            <text:p>8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or models based on tree</text:p>
          </table:table-cell>
          <table:table-cell table:style-name="ce4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 calcext:value-type="float">
            <text:p>8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um_tree_processor = make_pipeline(SimpleImputer(strategy='mean', add_indicator=True))"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 calcext:value-type="float">
            <text:p>8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or models not based on tree</text:p>
          </table:table-cell>
          <table:table-cell table:style-name="ce4" office:value-type="string" calcext:value-type="string">
            <text:p><text:span text:style-name="T1">"cat_ntree_processor = make_pipeline(SimpleImputer(strategy='most_frequent'), OneHotEncoder(handle_unknown='ignore', sparse=False))</text:span>"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um_ntree_processor = make_pipeline(SimpleImputer(strategy='mean', add_indicator=True), StandardScaler())"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Keras neural network definition</text:p>
          </table:table-cell>
          <table:table-cell table:style-name="ce4" office:value-type="string" calcext:value-type="string">
            <text:p>keras_nn(problem_type)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table:style-name="ce31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4" office:value-type="string" calcext:value-type="string">
            <text:p>"es = EarlyStopping(monitor='val_loss', mode='auto', verbose=1, patience=20)"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span text:style-name="T1">"K_C = KerasClassifier(K_Class, batch_size=64, epochs=2000, callbacks=[es], validation_split=0.1</text:span>, verbose=1) \nK_C._estimator_type = 'classifier'"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<text:span text:style-name="T1">"K_R = KerasRegressor(K_Regre, batch_size=64, epochs=2000, callbacks=[es], validation_split=0.1</text:span>, verbose=1) \nK_R._estimator_type = 'regressor'"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ElasticNetCV(cv=5, n_jobs=-1)</text:span>"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CV(cv=5, solver='saga', penalty='elasticnet', l1_ratios=[0.1, 0.5, 0.9], n_jobs=-1</text:span>)"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Stacking for regression</text:p>
          </table:table-cell>
          <table:table-cell table:style-name="ce4" office:value-type="string" calcext:value-type="string">
            <text:p>"model = StackingRegressor(level_0, final_estimator=level_1, n_jobs=-1)"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Stacking for regression</text:p>
          </table:table-cell>
          <table:table-cell table:style-name="ce4" office:value-type="string" calcext:value-type="string">
            <text:p>"model = StackingRegressor(level_0, final_estimator=level_1)"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Stacking for classification</text:p>
          </table:table-cell>
          <table:table-cell table:style-name="ce4" office:value-type="string" calcext:value-type="string">
            <text:p>"model = StackingClassifier(level_0, final_estimator=level_1, n_jobs=-1)"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Stacking for classification</text:p>
          </table:table-cell>
          <table:table-cell table:style-name="ce4" office:value-type="string" calcext:value-type="string">
            <text:p>"model = StackingClassifier(level_0, final_estimator=level_1)"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, mod_imp_score = 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 = </text:span>plot_model_importance(model)"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4" office:value-type="string" calcext:value-type="string">
            <text:p>"plot_perm_importance(model, X_test, y_test)"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eatures of interest</text:p>
          </table:table-cell>
          <table:table-cell office:value-type="string" calcext:value-type="string">
            <text:p><text:span text:style-name="T1">"features_of_interest = " + str(features_of_interest</text:span>)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plot_partial_dependence(model, X_train, features_of_interest)"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 calcext:value-type="float">
            <text:p>10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4" office:value-type="string" calcext:value-type="string">
            <text:p>"classes = y.unique()" 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/>
          <table:table-cell office:value-type="string" calcext:value-type="string">
            <text:p>None</text:p>
          </table:table-cell>
          <table:table-cell table:style-name="ce4" office:value-type="string" calcext:value-type="string">
            <text:p>"roc_auc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 calcext:value-type="float">
            <text:p>10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 calcext:value-type="float">
            <text:p>10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Class prediction error</text:p>
          </table:table-cell>
          <table:table-cell table:style-name="ce4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 calcext:value-type="float">
            <text:p>11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 calcext:value-type="float">
            <text:p>11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 calcext:value-type="float">
            <text:p>11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table:style-name="ce4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Confusion matrix</text:p>
          </table:table-cell>
          <table:table-cell table:style-name="ce4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 calcext:value-type="float">
            <text:p>11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$R^2$ score</text:p>
          </table:table-cell>
          <table:table-cell table:style-name="ce4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 calcext:value-type="float">
            <text:p>11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 calcext:value-type="float">
            <text:p>116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 calcext:value-type="float">
            <text:p>11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, threshold_model, score_stack, threshold_score)</text:span>"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 calcext:value-type="float">
            <text:p>11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inal Level-1 model</text:p>
          </table:table-cell>
          <table:table-cell office:value-type="string" calcext:value-type="string">
            <text:p><text:span text:style-name="T1">"level_1 = ElasticNetCV(cv=5, n_jobs=-1)</text:span>"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<text:span text:style-name="T1">Final </text:span>Level-1 model</text:p>
          </table:table-cell>
          <table:table-cell office:value-type="string" calcext:value-type="string">
            <text:p><text:span text:style-name="T1">"level_1 = LogisticRegressionCV(cv=5, </text:span>solver='saga', penalty='elasticnet', l1_ratios=[0.1, 0.5, 0.9], n_jobs=-1)"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4" office:value-type="string" calcext:value-type="string">
            <text:p>"model = StackingRegresso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4" office:value-type="string" calcext:value-type="string">
            <text:p>"model = StackingRegressor(level_0_f, final_estimator=level_1)"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4" office:value-type="string" calcext:value-type="string">
            <text:p>"model = StackingClassifier(level_0_f, final_estimator=level_1, n_jobs=-1)"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table:style-name="ce33" office:value-type="string" calcext:value-type="string">
            <text:p>Build final model</text:p>
          </table:table-cell>
          <table:table-cell table:style-name="ce4" office:value-type="string" calcext:value-type="string">
            <text:p>"model = StackingClassifier(level_0_f, final_estimator=level_1)"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ing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feature permutation importance</text:p>
          </table:table-cell>
          <table:table-cell table:style-name="ce4" office:value-type="string" calcext:value-type="string">
            <text:p>"feature_importance = plot_perm_importance(model, X_test, y_test)"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 calcext:value-type="float">
            <text:p>127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#</text:p>
          </table:table-cell>
          <table:table-cell office:value-type="string" calcext:value-type="string">
            <text:p>Final feature elimination</text:p>
          </table:table-cell>
          <table:table-cell table:style-name="ce4" office:value-type="string" calcext:value-type="string">
            <text:p>"best_feature, worst_feature = feature_filtering(feature_importance, threshold_feature)"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 calcext:value-type="float">
            <text:p>12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4" office:value-type="string" calcext:value-type="string">
            <text:p>"dropped_cols = np.unique(np.concatenate((dropped_cols, worst_feature))).tolist()"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 calcext:value-type="float">
            <text:p>13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ROC/AUC</text:p>
          </table:table-cell>
          <table:table-cell table:style-name="ce4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Final Class prediction error</text:p>
          </table:table-cell>
          <table:table-cell table:style-name="ce4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16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31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Classification report</text:p>
          </table:table-cell>
          <table:table-cell table:style-name="ce4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table:style-name="ce4" office:value-type="string" calcext:value-type="string">
            <text:p>Final Confusion matrix</text:p>
          </table:table-cell>
          <table:table-cell table:style-name="ce4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31" table:formula="of:=FALSE()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####</text:p>
          </table:table-cell>
          <table:table-cell office:value-type="string" calcext:value-type="string">
            <text:p>Final $R^2$ score</text:p>
          </table:table-cell>
          <table:table-cell table:style-name="ce4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1">"fastapi_server(model, 'model.sav'</text:span>, X, y)"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Start your server</text:p>
          </table:table-cell>
          <table:table-cell office:value-type="string" calcext:value-type="string">
            <text:p>"run server.py"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 calcext:value-type="float">
            <text:p>143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4" office:value-type="string" calcext:value-type="string">
            <text:p>###</text:p>
          </table:table-cell>
          <table:table-cell office:value-type="string" calcext:value-type="string">
            <text:p><text:span text:style-name="T2">Test your API at </text:span><text:span text:style-name="T2"><text:a xlink:href="http://127.0.0.1:8000/docs" xlink:type="simple">http://127.0.0.1:8000/docs</text:a></text:span>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 table:number-rows-repeated="13">
          <table:table-cell/>
          <table:table-cell table:style-name="Default" table:number-columns-repeated="10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5"/>
          <table:table-cell table:style-name="ce4"/>
          <table:table-cell table:number-columns-repeated="1015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5"/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5"/>
          <table:table-cell table:style-name="ce4" table:number-columns-repeated="3"/>
          <table:table-cell table:number-columns-repeated="1013"/>
        </table:table-row>
        <table:table-row table:style-name="ro1" table:number-rows-repeated="2">
          <table:table-cell table:style-name="ce2"/>
          <table:table-cell table:number-columns-repeated="2"/>
          <table:table-cell table:style-name="ce31" table:number-columns-repeated="5"/>
          <table:table-cell table:style-name="ce4"/>
          <table:table-cell table:number-columns-repeated="1015"/>
        </table:table-row>
        <table:table-row table:style-name="ro1" table:number-rows-repeated="2">
          <table:table-cell table:style-name="ce2"/>
          <table:table-cell table:number-columns-repeated="2"/>
          <table:table-cell table:style-name="ce31" table:number-columns-repeated="2"/>
          <table:table-cell/>
          <table:table-cell table:style-name="ce31" table:number-columns-repeated="2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5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 table:number-rows-repeated="5">
          <table:table-cell/>
          <table:table-cell table:style-name="Default" table:number-columns-repeated="10"/>
          <table:table-cell table:number-columns-repeated="59"/>
          <table:table-cell table:style-name="Default" table:number-columns-repeated="954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5"/>
          <table:table-cell table:style-name="ce4"/>
          <table:table-cell table:number-columns-repeated="1015"/>
        </table:table-row>
        <table:table-row table:style-name="ro1">
          <table:table-cell table:style-name="ce2"/>
          <table:table-cell table:number-columns-repeated="6"/>
          <table:table-cell table:style-name="ce31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>
          <table:table-cell table:style-name="ce2"/>
          <table:table-cell table:number-columns-repeated="6"/>
          <table:table-cell table:style-name="ce31"/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2"/>
          <table:table-cell table:number-columns-repeated="6"/>
          <table:table-cell table:style-name="ce31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3"/>
          <table:table-cell/>
          <table:table-cell table:style-name="ce31"/>
          <table:table-cell table:style-name="ce4"/>
          <table:table-cell/>
          <table:table-cell table:style-name="ce4"/>
          <table:table-cell table:number-columns-repeated="1013"/>
        </table:table-row>
        <table:table-row table:style-name="ro1">
          <table:table-cell table:style-name="ce2"/>
          <table:table-cell table:number-columns-repeated="2"/>
          <table:table-cell table:style-name="ce31" table:number-columns-repeated="3"/>
          <table:table-cell/>
          <table:table-cell table:style-name="ce31"/>
          <table:table-cell table:style-name="ce4" table:number-columns-repeated="3"/>
          <table:table-cell table:number-columns-repeated="1013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4" table:display-filter-buttons="true" table:orientation="column"/>
        <table:database-range table:name="__Anonymous_Sheet_DB__1" table:target-range-address="package_source.A1:package_source.F52" table:display-filter-buttons="true" table:orientation="column"/>
        <table:database-range table:name="__Anonymous_Sheet_DB__2" table:target-range-address="package.A1:package.G127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K1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5:43:36.661182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1:47:14</meta:creation-date>
    <dc:language>en-US</dc:language>
    <dc:date>2022-05-31T15:34:08.036841700</dc:date>
    <meta:editing-cycles>523</meta:editing-cycles>
    <meta:editing-duration>P7DT19H36M7S</meta:editing-duration>
    <meta:generator>LibreOffice/6.4.7.2$Linux_X86_64 LibreOffice_project/40$Build-2</meta:generator>
    <meta:document-statistic meta:table-count="4" meta:cell-count="2885" meta:object-count="0"/>
  </office:meta>
</office:document-meta>
</file>